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oj Vasa</text:p>
      <text:p text:style-name="P1">3/22/15</text:p>
      <text:p text:style-name="P1">ENGL:3060-002 Modern Contemporary Literature</text:p>
      <text:p text:style-name="P1"><text:tab/>The manifestation of greed that is persuaded by the abundance of oil and its associated wealth promotes the devastation of the environment and the inhabitants of the islands within its reach. <text:span text:style-name="T1">The consequences of greed demolish the means of environmental conservation along with the lives of the numerous inhabitants of these islands. Various aspects of the beauty of nature are ignored only to the benefit of its resources. The same resources that these people seem to find so precious are the ones steadily killing them. The intoxicated water has destroyed the lives of many villagers as seen in Oil on Water. Many incidents in the novel define the degree of resolution that exists among these people to possess this resource along with the prosperous wealth that follows. Rob Nixon has deliberated the bane that is the resources excavated from the depths of the ground. These processes of excavation have resulted in many destructive consequences for those living in the surrounding area. Various examples in Rob Nixon's excerpts and Oil on Water indicate problems caused to those living, or trying to live in the vicinity of the oil extraction. The oil and the wealth accumulated from the process have resulted in many diverse problems to the South African ports and islands. </text:span></text:p>
      <text:p text:style-name="P1"><text:span text:style-name="T1"><text:tab/> “In this interregnum between energy regimes, we are living on borrowed time-borrowed from the past and from the future”(Nixon 69). Rob Nixon has determined in his excerpt the consequences that we face with the extraction of natural resources. Nixon insisted that “we are living on borrowed time-borrowed from the past and from the future.” This develops the notion that we extract resources for our own benefit and use them to further damage the environment with pollution as we use them as an essential part of our development. This time is borrowed only to never be returned. Once it is taken it is a product of human development. These resources can be the source of greed that leads to excess extraction which leads to the polluting of the environment. As seen in Oil on Water, the polluted </text:span><text:soft-page-break/><text:span text:style-name="T1">environment has taken lives. These problems were preventable. However, the greed for the resources deemed to be more important than the lives of those affected. The doctor who works for the general has done his work and seen the results of the extraction of the oil. “Well, I did my duty as their doctor. I told them of the dangers that accompany that quenchless flare, but they wouldn't listen. And then a year later, when the livestock began to die and the plants began to wither on their stalks, I took samples of the drinking water and in my lab I measured the levels of toxins in it: it was rising, steadily”(Habila 153). This tone of death elicited by the doctor's words were blatantly ignored by higher authorities. The word choice that the doctor uses to describe the situation further emphasizes the morbid consequences of greed. Such words as die, wither, and toxins have established the negative tone to the situation that the village is facing. The doctor also states that the levels of toxins are rising “steadily” as time progresses. This wording implies that this village was progressing through a slow rotting death, rather than an abrupt devastation. This visualization of the events makes it seem so much more devastating as if the people had to put up with torture for their whole lives. They had no hope of freedom from the consequences of the oil. They accepted it as the new norm since they couldn't do anything about it anyway. The word choice of steadily emphasizes this very pain that the villagers have experienced. These examples introduce the consequences of greed on the people who live by these poisoned waters and intoxicated environment. <text:s text:c="2"/></text:span></text:p>
      <text:p text:style-name="P1"><text:tab/>The severe pollution of the environment has affected the many lives that endure these circumstances. Rob Nixon has indicated the consequences some people face from the oil that is so precious to those people who benefit from it while others steadily die. “Ogoni air had been fouled by the flaring of natural gas; Ogoni croplands scarred by oil spills; Ogoni drinking and fishing waters poisoned” (Nixon 2). The repetition here implies the severity of the problems that these Ogoni people are facing. It also emphasizes their existence as to say these are the people that can't walk without wheezing due to the air around them, these are the people that don't have access to clean drinking <text:soft-page-break/>water, and these are the people that are dying while some other businessman is indulging in their profits. The severity of the problem is simply ignored by those who cause the problems, because they'd rather be greedy for the profits they earn from the oil. The Ogani people tolerate these circumstances while waiting for these problems to eventually resolve themselves. In this same sense the villagers in Oil on Water were so consumed by the presence of that orange flare they didn't seem to care about the levels of intoxication the doctor has discovered. They have ignored the consequences of the raging flare that illuminated their village. They only appreciated as it were of immense benefit to the village and every individual living in it. Nonetheless, they faced the consequences of the oil.</text:p>
      <text:p text:style-name="P1"><text:tab/>The worshipers of Irikefe are unique in their ways as they do not wish for the orange flare to be planted by their land as opposed to those who were consumed by the greed for money that was offered to them. <text:span text:style-name="T1">“These figures represent the ancestors watching over us. They face the east, to acknowledge the beauty of the sun rising, for without the sun there would be no life. And some face the west, to show the dying sun the way home, and to welcome the moon. And each day the worshipers go in a procession to the river, to bathe in it, to cry in it, and to promise never to abominate it ever again”(Habila 128). T</text:span>he peaceful imagery of the sun rising and setting along with the moon following along signifies the worshipers' desire to avoid the destruction caused by that orange flare. This imagery indicated that the <text:s/>worshipers acknowledge the beauty of nature and present themselves as peaceful people. The depiction of the worshipers bathing and crying in the river as they make that promise to it to prevent any further abomination delivers an impact as to distinguish them from those who thoroughly desired the presence of the oil drills. With absence of this greed for oil and wealth the worshipers lived in harmony. Other villages, however, asked for the orange flare as it were a gift for their land. They were consumed by that orange flare enclosing the light produced by the sun as it they were proud of its existence. Their greed for their profits with this oil drills have driven them to neglect the reasoning of the doctor of the intoxication of the environment. Rob Nixon has phrased villages that <text:soft-page-break/>were being drilled as the “Delta of Death” (<text:span text:style-name="T3">Nixon 2</text:span>). This further emphasizes the immense negative consequences of the oil. Death was rather broadly addressed in this situation. The word death emphasized the intoxication of the water, crops, the people, and the air. The consequences caused by this oil extraction killed these people steadily as they were oblivious and consumed by greed. It was death of the air, the water, and all the lives in that are consumed by the intoxicated environment. Death also gives the imagery of abandonment. This imagery was achieved as Rufus and Zaq approached an abandoned village that was devastated by the intoxication of the oil. </text:p>
      <text:p text:style-name="P1"><text:tab/>The incentives present with the greed represented for oil emphasize the degree of threat that people will follow to be rewarded. The very nature of the abundance of oil will lead to the benefit of those who can obtain it. The wealth gained from such action makes one entirely neglect the consequences that follow to the environment and its people. The primary incentive of wealth blinds the businessman to these devastating consequences. Rob Nixon has deliberated this by saying “there are of course exceptions to these tendencies, but in resource-cursed societies, a mineral strike, though less immediately spectacular than a missile strike, is often more devastating in the long term, bringing in its wake environmental wreckage, territorial dispossession, political repression, and massacres”(<text:span text:style-name="T3">Nixon 70)</text:span>. Nixon has conveyed with this quote the deliberate destruction of the islands that are under the influence of the oil excavation. The resulting consequences are a steady process rather than a quick procession as indicating by Nixon. The comparison of a missile strike to a mineral strike conveys a comparison that establishes the degree of impact that is caused by the resources that are being excavated. This comparison implies that these oil excavations correspond to similar levels of destruction and devastation as missile strikes. Such a comparison also strikes a morbid tone to the sequence of events that are occurring in Oil on Water. This morbidity in the slow, steady death of these people as most of them don't even recognize what is happening portrays how damaging these oils can be. Nixon's list of the negative consequences of the mineral strike also indicates how endless the <text:soft-page-break/>consequences can seem to be. The oil seeks its path through the waters and ground to kill the livestock, make the land infertile, intoxicate the water, and in the end still have benefiting aspects to the excavators. This oil also forces the original inhabitants to dispossess their land due to its rising levels of intoxication. When they become too stubborn to dispossess their land, they wither as they are possessed by its toxins. The use of the words dispossession, cursed, wreckage, repression, and massacres truly highlights the dark tone that results from the mineral strike that is possessing the land and its inhabitants. These “resource cursed” societies decline to rubble as they attempt to take their last breath of the intoxicated air. </text:p>
      <text:p text:style-name="P1"><text:tab/>This rubble is what the island of Irikefe has been reduced to by a certain party's immense greed for wealth of a single life. Within this rubble also exists the fallen statues. Naman's philosophy of the existance of the statues delivers a critical message. As he stares at the rubble that was once the statues, he says, “it is the nature of existence. A thing is created, it blooms for a while if it is capable of blooming, then it ceases to be”(Habila 168). It seems ironic to consider the death of the very symbol that represents the very nature of life and existence. Naman speaks of existence and creation as to refer to birth of the island. Then the word blooming portrays the image of a flower extending its petals and flourishing its existence just as the island flourished. As he mentions that everything that exists has to cease to be, he refers to death. The three significant factors mentioned in his explanation are birth, the steady process of prospering, and death. This very process has taken place to destroy this paradise for what it once was. Irikefe was not corrupted or disrupted by greed. It was a paradise away from the greed that flourished all around it, but not within it self. The greed for the wealth and oil that prospered by these islands and ports have resulted in a flower withering from existence. The pure innocence of Irikefe has been disrupted due to the negligent aspirations of the greed for wealth. The prospering island of Irikefe has bloomed for what it can be till it withered due to outside forces. The people in Irikefe were peaceful and despised intervening with troubling matters outside of their home. </text:p>
      <text:p text:style-name="P1"><text:soft-page-break/><text:tab/>The island of Irikefe represented the opposite of all the incidents that have been occurring outside of its bounds. As Rufus approaches Boma on Irikefe, he notes that “there was a smile on her face”(Habila 237). This smile represents the freedom that Irikefe persists on its inhabitants. The absence of greed and the overflow of spirituality determine the nature of Irikefe. From the rubble that was once Irikefe, we see a smile. This smile whispers to the reader that everything is okay. Even at the debacle that was produced by the professor's men, Irikefe smiles to assure that everything is okay. This smile is a powerful imagery in this particular setting. The whole island was in ruin yet there was still hope that they can forgive the greed of the perpetrators and continue to prosper in their paradise. They cry and swim in their rivers to rid of its abomination. Their absence of greed lead them to their acceptance of nature. Irikefe smiles through the fire that represents the voracity of the professor's men for the wealth that a single life holds. There may be greed consuming the land anywhere else, but Irikefe still stands refuting the very sense of greed from their paradise. </text:p>
      <text:p text:style-name="P1"><text:tab/>Irikefe rests on its own territorial bounds attempting its best efforts to avoid the devastating forces of human nature. Their sense of peacefulness is unique to the events that take place around it. The greed for oil and wealth have pushed many islands to near death for they have become inhabitable. The lasting effects of drilling oil are blatantly ignored as if human lives were of no importance to their operations. Oil and its wealth have invoked blindness to people of environmental conservation which ultimately devastated the very communities by its vicinity. These lasting effects were ignored for the sole purpose of wealth. The petroleum engineers who set up their drills know of the effects that are bound to occur in these polluted communities. Nonetheless, wealth has blinded these people from the water they intoxicated, the air they polluted, and the people that have died in the process. Greed and wealth as promoted by the oil excavations entirely neglects the lasting affects on the many lives in this polluted environment. Like oil on water there exists a separation between those who benefit from the oil and those who die from the polluted water. </text:p>
      <text:p text:style-name="P1"><text:soft-page-break/>References </text:p>
      <text:p text:style-name="P1">Habila, Helon. “Oil On Water”. <text:span text:style-name="T2">W. W. Norton &amp; Company</text:span>, 2010. 239. Print.</text:p>
      <text:p text:style-name="P1">Nixon, Rob. “ Pipe Dreams: Ken Saro-Wiwa, Environmental Justice, and Micro-Minority Rights”. <text:tab/><text:span text:style-name="T2">Black Renaissance</text:span>, 1996. 11. Print.</text:p>
      <text:p text:style-name="P1">Nixon, Rob. “Fast Forward Fossil”. Pri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3-17T17:19:52.78</meta:creation-date>
    <dc:date>2015-03-22T11:56:37.12</dc:date>
    <dc:creator>manoj vasa</dc:creator>
    <meta:editing-duration>PT10H5M56S</meta:editing-duration>
    <meta:editing-cycles>18</meta:editing-cycles>
    <meta:generator>OpenOffice/4.1.1$Win32 OpenOffice.org_project/411m6$Build-9775</meta:generator>
    <meta:document-statistic meta:table-count="0" meta:image-count="0" meta:object-count="0" meta:page-count="7" meta:paragraph-count="15" meta:word-count="2398" meta:character-count="14295"/>
  </office:meta>
</office:document-meta>
</file>